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table:number-columns-repeated="98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98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4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04T17:52:26.687255280</dc:date>
    <meta:editing-duration>P21DT20H43M34S</meta:editing-duration>
    <meta:editing-cycles>54</meta:editing-cycles>
    <meta:generator>LibreOffice/5.1.6.2$Linux_X86_64 LibreOffice_project/10m0$Build-2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225cm" svg:y="0.379cm" svg:width="18.985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